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presentation"/>
  <manifest:file-entry manifest:full-path="Configurations2/statusbar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floater/" manifest:media-type=""/>
  <manifest:file-entry manifest:full-path="Configurations2/popupmenu/" manifest:media-type=""/>
  <manifest:file-entry manifest:full-path="Configurations2/progressbar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" manifest:media-type="application/vnd.sun.xml.ui.configuration"/>
  <manifest:file-entry manifest:full-path="Pictures/10000000000002E7000000DDC5FE5B8C.png" manifest:media-type="image/png"/>
  <manifest:file-entry manifest:full-path="Pictures/1000000000000640000004B0FFB7843D.png" manifest:media-type="image/png"/>
  <manifest:file-entry manifest:full-path="Pictures/1000000000000640000004B02C5236E4.png" manifest:media-type="image/png"/>
  <manifest:file-entry manifest:full-path="Pictures/10000201000004C90000017B5DBB94AF.png" manifest:media-type="image/png"/>
  <manifest:file-entry manifest:full-path="Pictures/100000000000022000000182A70B0EDD.png" manifest:media-type="image/png"/>
  <manifest:file-entry manifest:full-path="Pictures/" manifest:media-type=""/>
  <manifest:file-entry manifest:full-path="content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" manifest:media-type=""/>
  <manifest:file-entry manifest:full-path="styles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Object 3/content.xml" manifest:media-type="text/xml"/>
  <manifest:file-entry manifest:full-path="Object 3/styles.xml" manifest:media-type="text/xml"/>
  <manifest:file-entry manifest:full-path="Object 3/meta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styles.xml" manifest:media-type="text/xml"/>
  <manifest:file-entry manifest:full-path="Object 4/meta.xml" manifest:media-type="text/xml"/>
  <manifest:file-entry manifest:full-path="Object 4/" manifest:media-type="application/vnd.oasis.opendocument.chart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4" style:family="graphic" style:parent-style-name="standard">
      <style:graphic-properties draw:ole-draw-aspect="1"/>
    </style:style>
    <style:style style:name="pr1" style:family="presentation" style:parent-style-name="Glossy-title">
      <style:graphic-properties draw:fill-color="#ffffff" draw:auto-grow-height="true" fo:min-height="3.507cm"/>
    </style:style>
    <style:style style:name="pr2" style:family="presentation" style:parent-style-name="Glossy-outline1">
      <style:graphic-properties draw:fill-color="#ffffff" draw:auto-grow-height="true" fo:min-height="13.86cm"/>
    </style:style>
    <style:style style:name="pr3" style:family="presentation" style:parent-style-name="Glossy-notes">
      <style:graphic-properties draw:fill-color="#ffffff" draw:auto-grow-height="true" fo:min-height="13.365cm"/>
    </style:style>
    <style:style style:name="pr4" style:family="presentation" style:parent-style-name="Glossy-title">
      <style:graphic-properties fo:min-height="3.256cm"/>
    </style:style>
    <style:style style:name="pr5" style:family="presentation" style:parent-style-name="Glossy-notes">
      <style:graphic-properties draw:fill-color="#ffffff" fo:min-height="13.114cm"/>
    </style:style>
    <style:style style:name="pr6" style:family="presentation" style:parent-style-name="Glossy-outline1">
      <style:graphic-properties fo:min-height="13.609cm"/>
    </style:style>
    <style:style style:name="pr7" style:family="presentation" style:parent-style-name="Glossy-title">
      <style:graphic-properties draw:auto-grow-height="true" fo:min-height="3.507cm"/>
    </style:style>
    <style:style style:name="pr8" style:family="presentation" style:parent-style-name="Glossy-outline1">
      <style:graphic-properties draw:auto-grow-height="true" fo:min-height="13.86cm"/>
    </style:style>
    <style:style style:name="P1" style:family="paragraph">
      <style:paragraph-properties fo:margin-left="0cm" fo:margin-right="0cm" fo:text-align="center" fo:text-indent="0cm"/>
    </style:style>
    <style:style style:name="P2" style:family="paragraph">
      <style:paragraph-properties fo:margin-left="1.2cm" fo:margin-right="0cm" fo:text-align="center" fo:text-indent="-0.9cm"/>
    </style:style>
    <style:style style:name="P3" style:family="paragraph">
      <style:paragraph-properties fo:margin-left="0.6cm" fo:margin-right="0cm" fo:text-indent="-0.6cm"/>
    </style:style>
    <style:style style:name="P4" style:family="paragraph">
      <style:paragraph-properties style:text-autospace="none"/>
    </style:style>
    <style:style style:name="P5" style:family="paragraph">
      <style:paragraph-properties fo:text-align="center"/>
    </style:style>
    <style:style style:name="P6" style:family="paragraph">
      <style:paragraph-properties fo:text-align="start"/>
    </style:style>
    <style:style style:name="T1" style:family="text">
      <style:text-properties fo:font-size="36pt" fo:font-weight="bold" style:font-size-asian="36pt" style:font-weight-asian="bold" style:font-size-complex="36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style:text-position="super 58%"/>
    </style:style>
    <style:style style:name="T5" style:family="text">
      <style:text-properties style:text-position="-33% 58%"/>
    </style:style>
    <style:style style:name="T6" style:family="text">
      <style:text-properties style:font-family-complex="'Times New Roman'" style:font-family-generic-complex="roman" style:font-pitch-complex="variable"/>
    </style:style>
    <style:style style:name="T7" style:family="text">
      <style:text-properties fo:font-size="32pt" style:font-size-asian="32pt" style:font-size-complex="32pt"/>
    </style:style>
    <style:style style:name="T8" style:family="text">
      <style:text-properties style:text-position="33% 58%"/>
    </style:style>
    <style:style style:name="T9" style:family="text">
      <style:text-properties fo:font-family="'DejaVu Sans'" style:font-style-name="Condensed" style:font-family-generic="swiss" style:font-family-asian="'DejaVu Sans'" style:font-style-name-asian="Condensed" style:font-family-generic-asian="swiss" style:font-family-complex="'DejaVu Sans'" style:font-style-name-complex="Condensed" style:font-family-generic-complex="swiss"/>
    </style:style>
    <style:style style:name="T10" style:family="text">
      <style:text-properties fo:font-family="Arial" style:font-family-generic="roman" style:font-pitch="variable" style:font-family-asian="'DejaVu Sans'" style:font-style-name-asian="Condensed" style:font-family-generic-asian="swiss" style:font-family-complex="'DejaVu Sans'" style:font-style-name-complex="Condensed" style:font-family-generic-complex="swiss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Glossy" presentation:presentation-page-layout-name="AL1T1">
        <office:forms form:automatic-focus="false" form:apply-design-mode="false"/>
        <draw:frame presentation:style-name="pr1" draw:text-style-name="P1" draw:layer="layout" svg:width="25.199cm" svg:height="3.507cm" svg:x="1.301cm" svg:y="0cm" presentation:class="title">
          <draw:text-box>
            <text:p text:style-name="P1">Localization of Sensors</text:p>
          </draw:text-box>
        </draw:frame>
        <draw:frame presentation:style-name="pr2" draw:text-style-name="P2" draw:layer="layout" svg:width="25.199cm" svg:height="13.86cm" svg:x="1.4cm" svg:y="4.914cm" presentation:class="outline">
          <draw:text-box>
            <text:p text:style-name="P2"><text:span text:style-name="T1"/></text:p>
            <text:p text:style-name="P2"><text:span text:style-name="T1">Gaurav Sharma</text:span></text:p>
            <text:p text:style-name="P2"><text:span text:style-name="T1">Rahul Ajmera</text:span></text:p>
            <text:p text:style-name="P2"><text:span text:style-name="T2"/></text:p>
            <text:p text:style-name="P2"><text:span text:style-name="T3">Department of Computer Science and Engineering</text:span></text:p>
            <text:p text:style-name="P2"><text:span text:style-name="T3">Indian Institute of Technology , Kanpur</text:span></text:p>
            <text:p text:style-name="P2"/>
            <text:p text:style-name="P2">8<text:span text:style-name="T4">th</text:span> April 2013</text:p>
          </draw:text-box>
        </draw:frame>
        <presentation:notes draw:style-name="dp2">
          <draw:page-thumbnail draw:style-name="gr1" draw:layer="layout" svg:width="14.848cm" svg:height="11.135cm" svg:x="3.075cm" svg:y="2.257cm" draw:page-number="1" presentation:class="page"/>
          <draw:frame presentation:style-name="pr3" draw:text-style-name="P3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27cm" svg:y="0cm" presentation:class="title" presentation:user-transformed="true">
          <draw:text-box>
            <text:p>Problem Statement</text:p>
          </draw:text-box>
        </draw:frame>
        <draw:frame presentation:style-name="Glossy-outline1" draw:layer="layout" svg:width="25.199cm" svg:height="10.629cm" svg:x="1.4cm" svg:y="4.914cm" presentation:class="outline" presentation:user-transformed="true">
          <draw:text-box>
            <text:p>Given a sensor network of N sensors at locations S = {S1, S2,.......,SN}. So, mathematically the localization problem can be formulated as follows: given a multihop network, represented by a graph G = (V, E),and a set of beacon nodes B, their positions {xb, yb} for all b ε B, we want to find the position {xu, yu} for all unknown nodes u ε U.</text:p>
            <text:p/>
          </draw:text-box>
        </draw:frame>
        <presentation:notes draw:style-name="dp2">
          <draw:page-thumbnail draw:style-name="gr1" draw:layer="layout" svg:width="14.848cm" svg:height="11.135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ITU Terrain Model.</text:p>
              </text:list-item>
              <text:list-item>
                <text:p>Applicable for all terrains.</text:p>
              </text:list-item>
              <text:list-item>
                <text:p>Valid for all distances and frequency.</text:p>
              </text:list-item>
              <text:list-item>
                <text:p>Handles diffraction due to obstacles.</text:p>
              </text:list-item>
              <text:list-item>
                <text:p>Developed on the basis of diffraction theory and first fresnel zon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adio Propagation Model</text:p>
          </draw:text-box>
        </draw:frame>
        <draw:frame presentation:style-name="pr6" draw:layer="layout" svg:width="25.199cm" svg:height="16.699cm" svg:x="1.471cm" svg:y="5.461cm" presentation:class="outline" presentation:user-transformed="true">
          <draw:text-box>
            <text:p/>
            <text:p/>
            <text:p/>
            <text:p/>
            <text:p>Formula: A=10-20C<text:span text:style-name="T5">N</text:span><text:tab/><text:tab/>C<text:span text:style-name="T5">N</text:span>=h/F<text:span text:style-name="T5">1</text:span><text:span text:style-name="T5"><text:tab/></text:span><text:tab/>h=h<text:span text:style-name="T5">L</text:span>-h<text:span text:style-name="T5">O</text:span><text:tab/><text:tab/></text:p>
            <text:p>F<text:span text:style-name="T5">1</text:span>=17.3 √d<text:span text:style-name="T5">1</text:span>d<text:span text:style-name="T5">2</text:span>/fd <text:tab/><text:tab/><text:tab/>where, f is frequency and A is additional loss due to diffraction.</text:p>
            <text:p>These losses are summed with <text:s/>Friis transmission equation loss to get overall signal strength.</text:p>
            <text:p text:style-name="P4"><text:span text:style-name="T6"/></text:p>
          </draw:text-box>
        </draw:frame>
        <draw:frame draw:style-name="gr2" draw:text-style-name="P5" draw:layer="layout" svg:width="25.4cm" svg:height="8.85cm" svg:x="1.27cm" svg:y="3.48cm">
          <draw:image xlink:href="Pictures/10000201000004C90000017B5DBB94A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Implemented Algorithms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PIT</text:p>
              </text:list-item>
              <text:list-item>
                <text:p>Diffusion</text:p>
              </text:list-item>
              <text:list-item>
                <text:p>Moving Sensor</text:p>
              </text:list-item>
              <text:list-item>
                <text:p>Gradient</text:p>
              </text:list-item>
              <text:list-item>
                <text:p>Centroid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6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Node are assumed to be listening to beacons, and storing distances from each one.</text:p>
              </text:list-item>
              <text:list-item>
                <text:p>Based on the signal strength, it determines the triangles in which the node lies.</text:p>
              </text:list-item>
              <text:list-item>
                <text:p>Centroid of the intersection area of all such triangles is estimated to be the localized coordinates. 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APIT</text:p>
          </draw:text-box>
        </draw:frame>
        <draw:frame draw:style-name="gr2" draw:text-style-name="P5" draw:layer="layout" svg:width="22.225cm" svg:height="12.7cm" svg:x="3.175cm" svg:y="5.08cm">
          <draw:image xlink:href="Pictures/100000000000022000000182A70B0ED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5cm" svg:x="3.075cm" svg:y="2.257cm" draw:page-number="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Diffusion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Location of a node is centroid of its one hop neighbors.</text:p>
              </text:list-item>
              <text:list-item>
                <text:p>Iteratively allocate location of a node to be average of it's neighbors.</text:p>
              </text:list-item>
              <text:list-item>
                <text:p>Terminate when steady state is reached, or after a fixed number of loop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9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A beacon is randomly moved in the grid <text:span text:style-name="T7">and</text:span> it broadcasts its coordinates to the neighbors at all time.</text:p>
              </text:list-item>
              <text:list-item>
                <text:p>Every time a node senses the beacon, it generates a new quadratic constraint that it uses to further reduce the uncertainty in its position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9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0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Moving Sensor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2" draw:text-style-name="P6" draw:layer="layout" svg:width="25.265cm" svg:height="9.525cm" svg:x="1.405cm" svg:y="4.445cm">
          <draw:image xlink:href="Pictures/10000000000002E7000000DDC5FE5B8C.png" xlink:type="simple" xlink:show="embed" xlink:actuate="onLoad">
            <text:p/>
          </draw:image>
        </draw:frame>
        <draw:frame draw:style-name="gr3" draw:layer="layout" svg:width="24.765cm" svg:height="1.673cm" svg:x="1.905cm" svg:y="14.605cm">
          <draw:text-box>
            <text:p>(a) Node sensing beacon for the first time and constraining itself in the shaded region.</text:p>
            <text:p>(b) Beacon moves to another location, node senses again and reduces its region.</text:p>
          </draw:text-box>
        </draw:frame>
        <presentation:notes draw:style-name="dp2">
          <draw:page-thumbnail draw:style-name="gr1" draw:layer="layout" svg:width="14.848cm" svg:height="11.135cm" svg:x="3.075cm" svg:y="2.257cm" draw:page-number="10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1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61cm" svg:x="1.4cm" svg:y="4.914cm" presentation:class="outline" presentation:user-transformed="true">
          <draw:text-box>
            <text:list text:style-name="L2">
              <text:list-item>
                <text:p>All beacons initiates a gradient by sending its neighbors a message with its location and a count set to one. </text:p>
              </text:list-item>
              <text:list-item>
                <text:p>Each recipient remembers the value of the count and forwards the message to its one hop neighbors with the count incremented by one. </text:p>
              </text:list-item>
              <text:list-item>
                <text:p>Hence a wave of messages propagates outwards from the beacon, while each sensor maintains the minimum counter value received from all beacons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1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2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Gradient</text:p>
          </draw:text-box>
        </draw:frame>
        <draw:frame presentation:style-name="pr6" draw:layer="layout" svg:width="25.199cm" svg:height="13.609cm" svg:x="1.4cm" svg:y="4.914cm" presentation:class="outline" presentation:user-transformed="true">
          <draw:text-box>
            <text:list text:style-name="L2">
              <text:list-item>
                <text:p>Hop size of each beacon is calculated by using the number of hops and actual distances from other beacons.</text:p>
              </text:list-item>
              <text:list-item>
                <text:p>A error function of two variables x,y for each node is minimized, which is defined by:</text:p>
                <text:p>Error = |Σ(x-x<text:span text:style-name="T5">i</text:span>)<text:span text:style-name="T8">2</text:span>+Σ(y-y<text:span text:style-name="T5">i</text:span>)<text:span text:style-name="T8">2</text:span>-Σd<text:span text:style-name="T5">i</text:span><text:span text:style-name="T8">2</text:span>| summed over all beacon nodes(i)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3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entroid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Triangulation of beacons is used, to determine triangle containing the nodes, based on the signal strength. </text:p>
              </text:list-item>
              <text:list-item>
                <text:p>Contribution to localization <text:span text:style-name="T9">α</text:span><text:span text:style-name="T10"> 1/Area of Triangle</text:span></text:p>
              </text:list-item>
              <text:list-item>
                <text:p><text:span text:style-name="T10">Fast Algorithm.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4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6.51cm" svg:x="0.87cm" svg:y="3.675cm">
          <draw:object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5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6.035cm" svg:height="15.975cm" svg:x="0.97cm" svg:y="3.71cm">
          <draw:object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6" draw:style-name="dp1" draw:master-page-name="Glossy" presentation:presentation-page-layout-name="AL1T1">
        <office:forms form:automatic-focus="false" form:apply-design-mode="false"/>
        <draw:frame presentation:style-name="pr7" draw:layer="layout" svg:width="25.199cm" svg:height="3.507cm" svg:x="1.301cm" svg:y="0cm" presentation:class="title">
          <draw:text-box>
            <text:p>Results</text:p>
          </draw:text-box>
        </draw:frame>
        <draw:frame presentation:style-name="pr8" draw:layer="layout" svg:width="25.199cm" svg:height="13.86cm" svg:x="1.4cm" svg:y="4.914cm" presentation:class="outline" presentation:placeholder="true">
          <draw:text-box/>
        </draw:frame>
        <draw:frame draw:style-name="gr4" draw:layer="layout" svg:width="26.035cm" svg:height="16.51cm" svg:x="0.935cm" svg:y="3.61cm">
          <draw:object xlink:href="./Object 3" xlink:type="simple" xlink:show="embed" xlink:actuate="onLoad"/>
          <draw:image xlink:href="./ObjectReplacements/Object 3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6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7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Results</text:p>
          </draw:text-box>
        </draw:frame>
        <draw:frame presentation:style-name="pr6" draw:layer="layout" svg:width="25.199cm" svg:height="13.609cm" svg:x="1.4cm" svg:y="4.914cm" presentation:class="outline" presentation:placeholder="true" presentation:user-transformed="true">
          <draw:text-box/>
        </draw:frame>
        <draw:frame draw:style-name="gr4" draw:layer="layout" svg:width="25.4cm" svg:height="15.875cm" svg:x="1.27cm" svg:y="3.81cm">
          <draw:object xlink:href="./Object 4" xlink:type="simple" xlink:show="embed" xlink:actuate="onLoad"/>
          <draw:image xlink:href="./ObjectReplacements/Object 4" xlink:type="simple" xlink:show="embed" xlink:actuate="onLoad"/>
        </draw:frame>
        <presentation:notes draw:style-name="dp2">
          <draw:page-thumbnail draw:style-name="gr1" draw:layer="layout" svg:width="14.848cm" svg:height="11.135cm" svg:x="3.075cm" svg:y="2.257cm" draw:page-number="17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18" draw:style-name="dp1" draw:master-page-name="Glossy" presentation:presentation-page-layout-name="AL1T1">
        <office:forms form:automatic-focus="false" form:apply-design-mode="false"/>
        <draw:frame presentation:style-name="pr4" draw:layer="layout" svg:width="25.199cm" svg:height="3.256cm" svg:x="1.301cm" svg:y="0.125cm" presentation:class="title">
          <draw:text-box>
            <text:p>Conclus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2">
              <text:list-item>
                <text:p>Based on the qualities required by the system, a cost function of the system can be obtained in terms of <text:span text:style-name="T2">accuracy, tolerance due to obstacles, time required for computation and variation in error</text:span>.</text:p>
              </text:list-item>
              <text:list-item>
                <text:p>Based on the obtained cost function an appropriate algorithm could be used which <text:span text:style-name="T2">minimizes</text:span> the cost.</text:p>
              </text:list-item>
            </text:list>
          </draw:text-box>
        </draw:frame>
        <presentation:notes draw:style-name="dp2">
          <draw:page-thumbnail draw:style-name="gr1" draw:layer="layout" svg:width="14.848cm" svg:height="11.135cm" svg:x="3.075cm" svg:y="2.257cm" draw:page-number="18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fill-image draw:name="Blue" xlink:href="Pictures/1000000000000640000004B02C5236E4.png" xlink:type="simple" xlink:show="embed" xlink:actuate="onLoad"/>
    <draw:fill-image draw:name="Glossy2" xlink:href="Pictures/1000000000000640000004B0FFB7843D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fi" fo:country="FI" style:font-family-asian="'DejaVu Sans'" style:font-family-generic-asian="system" style:font-pitch-asian="variable" style:font-size-asian="24pt" style:language-asian="fi" style:country-asian="FI" style:font-family-complex="'DejaVu Sans'" style:font-family-generic-complex="system" style:font-pitch-complex="variable" style:font-size-complex="24pt" style:language-complex="fi" style:country-complex="FI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left="0cm" fo:margin-right="0cm" fo:margin-top="0cm" fo:margin-bottom="0.623cm" fo:line-height="115%" fo:text-align="start" fo:text-indent="0cm" style:text-autospace="ideograph-alpha"/>
      <style:text-properties fo:font-family="Calibri" style:font-family-generic="swiss" style:font-pitch="variable" fo:font-size="11pt" fo:language="en" fo:country="IN" style:font-family-asian="Calibri" style:font-family-generic-asian="swiss" style:font-pitch-asian="variable" style:font-size-asian="11pt" style:language-asian="en" style:country-asian="US" style:font-family-complex="Calibri" style:font-family-generic-complex="swiss" style:font-pitch-complex="variable" style:font-size-complex="11pt" style:language-complex="ar" style:country-complex="SA"/>
    </style:style>
    <style:style style:name="Default_20_Paragraph_20_Font" style:display-name="Default Paragraph Font" style:family="graphic">
      <style:paragraph-properties style:text-autospace="none"/>
    </style:style>
    <style:style style:name="Glossy-background" style:family="presentation">
      <style:graphic-properties draw:stroke="none" draw:fill="bitmap" draw:fill-image-name="Glossy2" draw:fill-image-width="100%" draw:fill-image-height="100%"/>
    </style:style>
    <style:style style:name="Glossy-backgroundobjects" style:family="presentation">
      <style:graphic-properties draw:shadow="hidden" draw:shadow-offset-x="0.3cm" draw:shadow-offset-y="0.3cm" draw:shadow-color="#808080"/>
    </style:style>
    <style:style style:name="Glossy-notes" style:family="presentation">
      <style:graphic-properties draw:stroke="none" draw:fill="none">
        <text:list-style style:name="Glossy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Glossy-outline1" style:family="presentation">
      <style:graphic-properties draw:stroke="none" draw:fill="none" draw:fill-image-name="Blue" draw:fill-image-width="0cm" draw:fill-image-height="0cm">
        <text:list-style style:name="Glossy-outline1">
          <text:list-level-style-bullet text:level="1" text:bullet-char="">
            <style:list-level-properties text:space-before="0.3cm" text:min-label-width="0.9cm"/>
            <style:text-properties fo:font-family="StarSymbol" style:font-charset="x-symbol" fo:color="#ff6309" fo:font-size="45%"/>
          </text:list-level-style-bullet>
          <text:list-level-style-bullet text:level="2" text:bullet-char="">
            <style:list-level-properties text:space-before="1.6cm" text:min-label-width="0.8cm"/>
            <style:text-properties fo:font-family="StarSymbol" style:font-charset="x-symbol" fo:color="#ff6309" fo:font-size="45%"/>
          </text:list-level-style-bullet>
          <text:list-level-style-bullet text:level="3" text:bullet-char="">
            <style:list-level-properties text:space-before="3cm" text:min-label-width="0.6cm"/>
            <style:text-properties fo:font-family="StarSymbol" style:font-charset="x-symbol" fo:color="#ff6309" fo:font-size="45%"/>
          </text:list-level-style-bullet>
          <text:list-level-style-bullet text:level="4" text:bullet-char="">
            <style:list-level-properties text:space-before="4.2cm" text:min-label-width="0.6cm"/>
            <style:text-properties fo:font-family="StarSymbol" style:font-charset="x-symbol" fo:color="#ff6309" fo:font-size="45%"/>
          </text:list-level-style-bullet>
          <text:list-level-style-bullet text:level="5" text:bullet-char="">
            <style:list-level-properties text:space-before="5.4cm" text:min-label-width="0.6cm"/>
            <style:text-properties fo:font-family="StarSymbol" style:font-charset="x-symbol" fo:color="#ff6309" fo:font-size="45%"/>
          </text:list-level-style-bullet>
          <text:list-level-style-bullet text:level="6" text:bullet-char="">
            <style:list-level-properties text:space-before="6.6cm" text:min-label-width="0.6cm"/>
            <style:text-properties fo:font-family="StarSymbol" style:font-charset="x-symbol" fo:color="#ff6309" fo:font-size="45%"/>
          </text:list-level-style-bullet>
          <text:list-level-style-bullet text:level="7" text:bullet-char="">
            <style:list-level-properties text:space-before="7.8cm" text:min-label-width="0.6cm"/>
            <style:text-properties fo:font-family="StarSymbol" style:font-charset="x-symbol" fo:color="#ff6309" fo:font-size="45%"/>
          </text:list-level-style-bullet>
          <text:list-level-style-bullet text:level="8" text:bullet-char="">
            <style:list-level-properties text:space-before="9cm" text:min-label-width="0.6cm"/>
            <style:text-properties fo:font-family="StarSymbol" style:font-charset="x-symbol" fo:color="#ff6309" fo:font-size="45%"/>
          </text:list-level-style-bullet>
          <text:list-level-style-bullet text:level="9" text:bullet-char="">
            <style:list-level-properties text:space-before="10.2cm" text:min-label-width="0.6cm"/>
            <style:text-properties fo:font-family="StarSymbol" style:font-charset="x-symbol" fo:color="#ff6309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outline2" style:family="presentation" style:parent-style-name="Glossy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Glossy-outline3" style:family="presentation" style:parent-style-name="Glossy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Glossy-outline4" style:family="presentation" style:parent-style-name="Glossy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Glossy-outline5" style:family="presentation" style:parent-style-name="Glossy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Glossy-outline6" style:family="presentation" style:parent-style-name="Glossy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Glossy-outline7" style:family="presentation" style:parent-style-name="Glossy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Glossy-outline8" style:family="presentation" style:parent-style-name="Glossy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Glossy-outline9" style:family="presentation" style:parent-style-name="Glossy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Glossy-subtitle" style:family="presentation">
      <style:graphic-properties draw:stroke="none" draw:fill="none" draw:textarea-vertical-align="middle">
        <text:list-style style:name="Glossy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Glossy-title" style:family="presentation">
      <style:graphic-properties draw:stroke="none" draw:fill="none" draw:textarea-vertical-align="middle">
        <text:list-style style:name="Glossy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fo:font-family="Arial" style:font-family-generic="roman" style:font-pitch="variable" fo:font-size="44pt" fo:font-style="normal" fo:text-shadow="none" style:text-underline-style="none" fo:font-weight="bold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Glossy2" draw:fill-image-width="100%" draw:fill-image-height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0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Mpr1" style:family="presentation" style:parent-style-name="Glossy-title">
      <style:graphic-properties draw:fill-color="#ffffff" draw:auto-grow-height="false" fo:min-height="3.507cm"/>
    </style:style>
    <style:style style:name="Mpr2" style:family="presentation" style:parent-style-name="Glossy-outline1">
      <style:graphic-properties draw:fill-color="#ffffff" draw:auto-grow-height="false" fo:min-height="13.86cm"/>
    </style:style>
    <style:style style:name="Mpr3" style:family="presentation" style:parent-style-name="Glossy-backgroundobjects">
      <style:graphic-properties draw:stroke="none" draw:fill="none" draw:fill-color="#ffffff" draw:auto-grow-height="false" fo:min-height="1.449cm"/>
    </style:style>
    <style:style style:name="Mpr4" style:family="presentation" style:parent-style-name="Glossy-backgroundobjects">
      <style:graphic-properties draw:stroke="none" draw:fill="none" draw:fill-color="#ffffff" draw:auto-grow-height="false" fo:min-height="1.485cm"/>
    </style:style>
    <style:style style:name="Mpr5" style:family="presentation" style:parent-style-name="Glossy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margin-left="0cm" fo:margin-right="0cm" fo:text-indent="0cm"/>
    </style:style>
    <style:style style:name="MP4" style:family="paragraph">
      <style:paragraph-properties fo:margin-left="1.2cm" fo:margin-right="0cm" fo:text-indent="-0.9cm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">
        <style:list-level-properties text:space-before="0.3cm" text:min-label-width="0.9cm"/>
        <style:text-properties fo:font-family="StarSymbol" style:font-charset="x-symbol" fo:color="#ff6309" fo:font-size="45%"/>
      </text:list-level-style-bullet>
      <text:list-level-style-bullet text:level="2" text:bullet-char="">
        <style:list-level-properties text:space-before="1.6cm" text:min-label-width="0.8cm"/>
        <style:text-properties fo:font-family="StarSymbol" style:font-charset="x-symbol" fo:color="#ff6309" fo:font-size="45%"/>
      </text:list-level-style-bullet>
      <text:list-level-style-bullet text:level="3" text:bullet-char="">
        <style:list-level-properties text:space-before="3cm" text:min-label-width="0.6cm"/>
        <style:text-properties fo:font-family="StarSymbol" style:font-charset="x-symbol" fo:color="#ff6309" fo:font-size="45%"/>
      </text:list-level-style-bullet>
      <text:list-level-style-bullet text:level="4" text:bullet-char="">
        <style:list-level-properties text:space-before="4.2cm" text:min-label-width="0.6cm"/>
        <style:text-properties fo:font-family="StarSymbol" style:font-charset="x-symbol" fo:color="#ff6309" fo:font-size="45%"/>
      </text:list-level-style-bullet>
      <text:list-level-style-bullet text:level="5" text:bullet-char="">
        <style:list-level-properties text:space-before="5.4cm" text:min-label-width="0.6cm"/>
        <style:text-properties fo:font-family="StarSymbol" style:font-charset="x-symbol" fo:color="#ff6309" fo:font-size="45%"/>
      </text:list-level-style-bullet>
      <text:list-level-style-bullet text:level="6" text:bullet-char="">
        <style:list-level-properties text:space-before="6.6cm" text:min-label-width="0.6cm"/>
        <style:text-properties fo:font-family="StarSymbol" style:font-charset="x-symbol" fo:color="#ff6309" fo:font-size="45%"/>
      </text:list-level-style-bullet>
      <text:list-level-style-bullet text:level="7" text:bullet-char="">
        <style:list-level-properties text:space-before="7.8cm" text:min-label-width="0.6cm"/>
        <style:text-properties fo:font-family="StarSymbol" style:font-charset="x-symbol" fo:color="#ff6309" fo:font-size="45%"/>
      </text:list-level-style-bullet>
      <text:list-level-style-bullet text:level="8" text:bullet-char="">
        <style:list-level-properties text:space-before="9cm" text:min-label-width="0.6cm"/>
        <style:text-properties fo:font-family="StarSymbol" style:font-charset="x-symbol" fo:color="#ff6309" fo:font-size="45%"/>
      </text:list-level-style-bullet>
      <text:list-level-style-bullet text:level="9" text:bullet-char="">
        <style:list-level-properties text:space-before="10.2cm" text:min-label-width="0.6cm"/>
        <style:text-properties fo:font-family="StarSymbol" style:font-charset="x-symbol" fo:color="#ff6309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frame draw:style-name="Mgr1" draw:text-style-name="MP1" draw:layer="backgroundobjects" svg:width="12.888cm" svg:height="1.04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12.888cm" svg:height="1.049cm" svg:x="16.811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12.888cm" svg:height="1.049cm" svg:x="0cm" svg:y="19.9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12.888cm" svg:height="1.049cm" svg:x="16.811cm" svg:y="19.95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6.62cm" svg:height="4.965cm" svg:x="1.972cm" svg:y="2.05cm" draw:page-number="1"/>
      <draw:page-thumbnail draw:layer="backgroundobjects" svg:width="6.62cm" svg:height="4.965cm" svg:x="1.972cm" svg:y="8.016cm"/>
      <draw:page-thumbnail draw:layer="backgroundobjects" svg:width="6.62cm" svg:height="4.965cm" svg:x="1.972cm" svg:y="13.982cm"/>
      <draw:page-thumbnail draw:layer="backgroundobjects" svg:width="6.62cm" svg:height="4.965cm" svg:x="11.538cm" svg:y="2.05cm"/>
      <draw:page-thumbnail draw:layer="backgroundobjects" svg:width="6.62cm" svg:height="4.965cm" svg:x="11.538cm" svg:y="8.016cm"/>
      <draw:page-thumbnail draw:layer="backgroundobjects" svg:width="6.62cm" svg:height="4.965cm" svg:x="11.538cm" svg:y="13.982cm"/>
      <draw:page-thumbnail draw:layer="backgroundobjects" svg:width="6.62cm" svg:height="4.965cm" svg:x="21.104cm" svg:y="2.05cm"/>
      <draw:page-thumbnail draw:layer="backgroundobjects" svg:width="6.62cm" svg:height="4.965cm" svg:x="21.104cm" svg:y="8.016cm"/>
      <draw:page-thumbnail draw:layer="backgroundobjects" svg:width="6.62cm" svg:height="4.965cm" svg:x="21.104cm" svg:y="13.982cm"/>
    </style:handout-master>
    <style:master-page style:name="Glossy" style:page-layout-name="PM1" draw:style-name="Mdp1">
      <draw:frame presentation:style-name="Mpr1" draw:layer="backgroundobjects" svg:width="25.199cm" svg:height="3.506cm" svg:x="1.301cm" svg:y="0cm" presentation:class="title">
        <draw:text-box>
          <text:p text:style-name="MP3">Muokkaa otsikon tekstimuotoa napsauttamalla</text:p>
        </draw:text-box>
      </draw:frame>
      <draw:frame presentation:style-name="Mpr2" draw:text-style-name="MP4" draw:layer="backgroundobjects" svg:width="25.199cm" svg:height="13.859cm" svg:x="1.4cm" svg:y="4.914cm" presentation:class="outline">
        <draw:text-box>
          <text:list text:style-name="ML2">
            <text:list-item>
              <text:p text:style-name="MP3">Muokkaa jäsennyksen tekstimuotoa napsauttamalla</text:p>
              <text:list>
                <text:list-item>
                  <text:p text:style-name="MP3">Toinen jäsennystaso</text:p>
                  <text:list>
                    <text:list-item>
                      <text:p text:style-name="MP3">Kolmas jäsennystaso</text:p>
                      <text:list>
                        <text:list-item>
                          <text:p text:style-name="MP3">Neljäs jäsennystaso</text:p>
                          <text:list>
                            <text:list-item>
                              <text:p text:style-name="MP3">Viides jäsennystaso</text:p>
                              <text:list>
                                <text:list-item>
                                  <text:p text:style-name="MP3">Kuudes jäsennystaso</text:p>
                                  <text:list>
                                    <text:list-item>
                                      <text:p text:style-name="MP3">Seitsemäs jäsennystaso</text:p>
                                      <text:list>
                                        <text:list-item>
                                          <text:p text:style-name="MP3">Kahdeksas jäsennystaso</text:p>
                                          <text:list>
                                            <text:list-item>
                                              <text:p text:style-name="MP3">Yhdeksäs jäsennystaso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page-thumbnail presentation:style-name="Glossy-title" draw:layer="backgroundobjects" svg:width="14.848cm" svg:height="11.135cm" svg:x="3.075cm" svg:y="2.257cm" presentation:class="page"/>
        <draw:frame presentation:style-name="Glossy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generator>OpenOffice.org/3.2$Linux OpenOffice.org_project/320m12$Build-9483</meta:generator>
    <meta:creation-date>2013-04-03T04:57:59</meta:creation-date>
    <dc:language>fi-FI</dc:language>
    <meta:editing-cycles>51</meta:editing-cycles>
    <meta:editing-duration>PT08H33M25S</meta:editing-duration>
    <meta:initial-creator>Rahul </meta:initial-creator>
    <dc:date>2013-04-03T13:37:47</dc:date>
    <dc:creator>Rahul </dc:creator>
    <meta:document-statistic meta:object-count="103"/>
    <meta:user-defined meta:name="Info 1"/>
    <meta:user-defined meta:name="Info 2"/>
    <meta:user-defined meta:name="Info 3"/>
    <meta:user-defined meta:name="Info 4"/>
    <meta:template xlink:type="simple" xlink:actuate="onRequest" xlink:title="" xlink:href="../../../../../../usr/lib/openoffice/basis3.2/share/template/en-US/presnt/Glossy.otp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9.75cm" svg:y="0.331cm" chart:style-name="ch2">
          <text:p>Accuracy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388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4.36">
                <text:p>4.36</text:p>
              </table:table-cell>
              <table:table-cell office:value-type="float" office:value="2.19">
                <text:p>2.19</text:p>
              </table:table-cell>
              <table:table-cell office:value-type="float" office:value="1.08">
                <text:p>1.08</text:p>
              </table:table-cell>
              <table:table-cell office:value-type="float" office:value="0.83">
                <text:p>0.83</text:p>
              </table:table-cell>
              <table:table-cell office:value-type="float" office:value="0.62">
                <text:p>0.62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43">
                <text:p>11.43</text:p>
              </table:table-cell>
              <table:table-cell office:value-type="float" office:value="9.38">
                <text:p>9.38</text:p>
              </table:table-cell>
              <table:table-cell office:value-type="float" office:value="7.23">
                <text:p>7.23</text:p>
              </table:table-cell>
              <table:table-cell office:value-type="float" office:value="6.37">
                <text:p>6.37</text:p>
              </table:table-cell>
              <table:table-cell office:value-type="float" office:value="4.87">
                <text:p>4.87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6">
                <text:p>15.76</text:p>
              </table:table-cell>
              <table:table-cell office:value-type="float" office:value="1.45">
                <text:p>1.45</text:p>
              </table:table-cell>
              <table:table-cell office:value-type="float" office:value="0.69">
                <text:p>0.69</text:p>
              </table:table-cell>
              <table:table-cell office:value-type="float" office:value="0.65">
                <text:p>0.65</text:p>
              </table:table-cell>
              <table:table-cell office:value-type="float" office:value="0.58">
                <text:p>0.58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4.79">
                <text:p>24.79</text:p>
              </table:table-cell>
              <table:table-cell office:value-type="float" office:value="23.88">
                <text:p>23.88</text:p>
              </table:table-cell>
              <table:table-cell office:value-type="float" office:value="24.85">
                <text:p>24.85</text:p>
              </table:table-cell>
              <table:table-cell office:value-type="float" office:value="23.02">
                <text:p>23.02</text:p>
              </table:table-cell>
              <table:table-cell office:value-type="float" office:value="22.63">
                <text:p>22.63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1.95">
                <text:p>31.95</text:p>
              </table:table-cell>
              <table:table-cell office:value-type="float" office:value="11.59">
                <text:p>11.59</text:p>
              </table:table-cell>
              <table:table-cell office:value-type="float" office:value="9.92">
                <text:p>9.92</text:p>
              </table:table-cell>
              <table:table-cell office:value-type="float" office:value="7.52">
                <text:p>7.52</text:p>
              </table:table-cell>
              <table:table-cell office:value-type="float" office:value="4.01">
                <text:p>4.0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7.27">
                <text:p>17.27</text:p>
              </table:table-cell>
              <table:table-cell office:value-type="float" office:value="15.61">
                <text:p>15.61</text:p>
              </table:table-cell>
              <table:table-cell office:value-type="float" office:value="14.76">
                <text:p>14.76</text:p>
              </table:table-cell>
              <table:table-cell office:value-type="float" office:value="13.81">
                <text:p>13.81</text:p>
              </table:table-cell>
              <table:table-cell office:value-type="float" office:value="12.68">
                <text:p>12.68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5.976cm" xlink:href="." chart:class="chart:line" chart:style-name="ch1">
        <chart:title svg:x="9.605cm" svg:y="0.32cm" chart:style-name="ch2">
          <text:p>Accuracy vs Number of Obstacles</text:p>
        </chart:title>
        <chart:legend chart:legend-position="end" svg:x="21.132cm" svg:y="6.467cm" chart:style-name="ch3"/>
        <chart:plot-area chart:style-name="ch4" chart:data-source-has-labels="both" svg:x="0.839cm" svg:y="1.142cm" svg:width="19.774cm" svg:height="14.078cm">
          <chart:axis chart:dimension="x" chart:name="primary-x" chart:style-name="ch5">
            <chart:title svg:x="9.424cm" svg:y="14.967cm" chart:style-name="ch6">
              <text:p>Percentage Obstacle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126cm" chart:style-name="ch8">
              <text:p>Percentage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.5</text:p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5.11">
                <text:p>5.11</text:p>
              </table:table-cell>
              <table:table-cell office:value-type="float" office:value="7.42">
                <text:p>7.42</text:p>
              </table:table-cell>
              <table:table-cell office:value-type="float" office:value="8.34">
                <text:p>8.34</text:p>
              </table:table-cell>
              <table:table-cell office:value-type="float" office:value="12.32">
                <text:p>12.32</text:p>
              </table:table-cell>
              <table:table-cell office:value-type="float" office:value="17.29">
                <text:p>17.29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11.88">
                <text:p>11.88</text:p>
              </table:table-cell>
              <table:table-cell office:value-type="float" office:value="14.73">
                <text:p>14.73</text:p>
              </table:table-cell>
              <table:table-cell office:value-type="float" office:value="18.18">
                <text:p>18.18</text:p>
              </table:table-cell>
              <table:table-cell office:value-type="float" office:value="22.84">
                <text:p>22.84</text:p>
              </table:table-cell>
              <table:table-cell office:value-type="float" office:value="26.92">
                <text:p>26.9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15.79">
                <text:p>15.79</text:p>
              </table:table-cell>
              <table:table-cell office:value-type="float" office:value="16.94">
                <text:p>16.94</text:p>
              </table:table-cell>
              <table:table-cell office:value-type="float" office:value="18.83">
                <text:p>18.83</text:p>
              </table:table-cell>
              <table:table-cell office:value-type="float" office:value="20.81">
                <text:p>20.81</text:p>
              </table:table-cell>
              <table:table-cell office:value-type="float" office:value="23.91">
                <text:p>23.91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25.43">
                <text:p>25.43</text:p>
              </table:table-cell>
              <table:table-cell office:value-type="float" office:value="27.06">
                <text:p>27.06</text:p>
              </table:table-cell>
              <table:table-cell office:value-type="float" office:value="30.18">
                <text:p>30.18</text:p>
              </table:table-cell>
              <table:table-cell office:value-type="float" office:value="32.19">
                <text:p>32.19</text:p>
              </table:table-cell>
              <table:table-cell office:value-type="float" office:value="37.72">
                <text:p>37.72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32.47">
                <text:p>32.47</text:p>
              </table:table-cell>
              <table:table-cell office:value-type="float" office:value="32.1">
                <text:p>32.1</text:p>
              </table:table-cell>
              <table:table-cell office:value-type="float" office:value="34.06">
                <text:p>34.06</text:p>
              </table:table-cell>
              <table:table-cell office:value-type="float" office:value="35.74">
                <text:p>35.74</text:p>
              </table:table-cell>
              <table:table-cell office:value-type="float" office:value="37.36">
                <text:p>37.36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18.27">
                <text:p>18.27</text:p>
              </table:table-cell>
              <table:table-cell office:value-type="float" office:value="20.98">
                <text:p>20.98</text:p>
              </table:table-cell>
              <table:table-cell office:value-type="float" office:value="24.27">
                <text:p>24.27</text:p>
              </table:table-cell>
              <table:table-cell office:value-type="float" office:value="27.46">
                <text:p>27.46</text:p>
              </table:table-cell>
              <table:table-cell office:value-type="float" office:value="31.16">
                <text:p>31.16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6.036cm" svg:height="16.511cm" xlink:href="." chart:class="chart:line" chart:style-name="ch1">
        <chart:title svg:x="10.2cm" svg:y="0.331cm" chart:style-name="ch2">
          <text:p>Time vs Number of Beacons</text:p>
        </chart:title>
        <chart:legend chart:legend-position="end" svg:x="21.132cm" svg:y="6.734cm" chart:style-name="ch3"/>
        <chart:plot-area chart:style-name="ch4" chart:data-source-has-labels="both" svg:x="0.839cm" svg:y="1.164cm" svg:width="19.774cm" svg:height="14.558cm">
          <chart:axis chart:dimension="x" chart:name="primary-x" chart:style-name="ch5">
            <chart:title svg:x="9.504cm" svg:y="15.48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21cm" svg:y="9.917cm" chart:style-name="ch8">
              <text:p>Time per node(seconds)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0.285">
                <text:p>0.285</text:p>
              </table:table-cell>
              <table:table-cell office:value-type="float" office:value="2.196">
                <text:p>2.196</text:p>
              </table:table-cell>
              <table:table-cell office:value-type="float" office:value="5.094">
                <text:p>5.094</text:p>
              </table:table-cell>
              <table:table-cell office:value-type="float" office:value="12.928">
                <text:p>12.928</text:p>
              </table:table-cell>
              <table:table-cell office:value-type="float" office:value="20.371">
                <text:p>20.371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0.002">
                <text:p>0.002</text:p>
              </table:table-cell>
              <table:table-cell office:value-type="float" office:value="1.267">
                <text:p>1.267</text:p>
              </table:table-cell>
              <table:table-cell office:value-type="float" office:value="2.139">
                <text:p>2.139</text:p>
              </table:table-cell>
              <table:table-cell office:value-type="float" office:value="4.591">
                <text:p>4.591</text:p>
              </table:table-cell>
              <table:table-cell office:value-type="float" office:value="6.152">
                <text:p>6.152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0.158">
                <text:p>0.158</text:p>
              </table:table-cell>
              <table:table-cell office:value-type="float" office:value="0.958">
                <text:p>0.958</text:p>
              </table:table-cell>
              <table:table-cell office:value-type="float" office:value="1.313">
                <text:p>1.313</text:p>
              </table:table-cell>
              <table:table-cell office:value-type="float" office:value="2.583">
                <text:p>2.583</text:p>
              </table:table-cell>
              <table:table-cell office:value-type="float" office:value="3.942">
                <text:p>3.94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1">
                <text:p>0.001</text:p>
              </table:table-cell>
              <table:table-cell office:value-type="float" office:value="0.004">
                <text:p>0.004</text:p>
              </table:table-cell>
              <table:table-cell office:value-type="float" office:value="0.007">
                <text:p>0.007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0.639">
                <text:p>0.639</text:p>
              </table:table-cell>
              <table:table-cell office:value-type="float" office:value="0.637">
                <text:p>0.637</text:p>
              </table:table-cell>
              <table:table-cell office:value-type="float" office:value="0.645">
                <text:p>0.645</text:p>
              </table:table-cell>
              <table:table-cell office:value-type="float" office:value="0.638">
                <text:p>0.638</text:p>
              </table:table-cell>
              <table:table-cell office:value-type="float" office:value="0.651">
                <text:p>0.651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0.521">
                <text:p>0.521</text:p>
              </table:table-cell>
              <table:table-cell office:value-type="float" office:value="0.913">
                <text:p>0.913</text:p>
              </table:table-cell>
              <table:table-cell office:value-type="float" office:value="1.132">
                <text:p>1.132</text:p>
              </table:table-cell>
              <table:table-cell office:value-type="float" office:value="2.912">
                <text:p>2.912</text:p>
              </table:table-cell>
              <table:table-cell office:value-type="float" office:value="3.903">
                <text:p>3.90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026cm" svg:stroke-color="#868686" draw:stroke-linejoin="round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draw:fill="none" draw:fill-color="#d9d9d9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4" style:family="chart">
      <style:chart-properties chart:symbol-type="automatic" chart:auto-position="true" chart:auto-size="true" chart:treat-empty-cells="leave-gap" chart:spline-order="3" chart:series-source="rows"/>
      <style:graphic-properties draw:stroke="none" draw:fill-color="#ffffff"/>
    </style:style>
    <style:style style:name="ch5" style:family="chart" style:data-style-name="N0">
      <style:chart-properties chart:display-label="true" chart:logarithmic="false" chart:reverse-direction="false" text:line-break="false" chart:link-data-style-to-source="false" chart:axis-position="0" chart:axis-label-position="outside-minimum" chart:tick-mark-position="at-labels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gap-width="150" chart:overlap="100" chart:reverse-direction="false" text:line-break="false" chart:link-data-style-to-source="false" chart:axis-position="start"/>
      <style:graphic-properties svg:stroke-width="0.026cm" svg:stroke-color="#868686" draw:stroke-linejoin="round"/>
      <style:text-properties fo:color="#000000" style:text-position="0% 100%" fo:font-family="Calibri" fo:font-size="10.0000801086426pt" style:font-size-asian="10.0000801086426pt" style:font-size-complex="10.0000801086426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width="0.026cm" svg:stroke-color="#868686" draw:stroke-linejoin="round"/>
    </style:style>
    <style:style style:name="ch10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416fa6" draw:fill="none" draw:fill-color="#416fa6"/>
      <style:text-properties fo:font-size="6pt" style:font-size-asian="6pt" style:font-size-complex="6pt"/>
    </style:style>
    <style:style style:name="ch11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a8423f" draw:fill="none" draw:fill-color="#a8423f"/>
      <style:text-properties fo:font-size="6pt" style:font-size-asian="6pt" style:font-size-complex="6pt"/>
    </style:style>
    <style:style style:name="ch12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86a44a" draw:fill="none" draw:fill-color="#86a44a"/>
      <style:text-properties fo:font-size="6pt" style:font-size-asian="6pt" style:font-size-complex="6pt"/>
    </style:style>
    <style:style style:name="ch13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6e548d" draw:fill="none" draw:fill-color="#6e548d"/>
      <style:text-properties fo:font-size="6pt" style:font-size-asian="6pt" style:font-size-complex="6pt"/>
    </style:style>
    <style:style style:name="ch14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3d96ae" draw:fill="none" draw:fill-color="#3d96ae"/>
      <style:text-properties fo:font-size="6pt" style:font-size-asian="6pt" style:font-size-complex="6pt"/>
    </style:style>
    <style:style style:name="ch15" style:family="chart" style:data-style-name="N0">
      <style:chart-properties chart:symbol-type="automatic" chart:symbol-width="0.175cm" chart:symbol-height="0.175cm" chart:link-data-style-to-source="false"/>
      <style:graphic-properties svg:stroke-width="0.079cm" svg:stroke-color="#da8137" draw:fill="none" draw:fill-color="#da8137"/>
      <style:text-properties fo:font-size="6pt" style:font-size-asian="6pt" style:font-size-complex="6pt"/>
    </style:style>
    <style:style style:name="ch16" style:family="chart">
      <style:graphic-properties draw:fill="solid" draw:fill-color="#ffffff"/>
    </style:style>
    <style:style style:name="ch17" style:family="chart">
      <style:graphic-properties draw:fill-color="#d9d9d9"/>
    </style:style>
  </office:automatic-styles>
  <office:body>
    <office:chart>
      <chart:chart svg:width="25.401cm" svg:height="15.876cm" xlink:href="." chart:class="chart:line" chart:style-name="ch1">
        <chart:title svg:x="8.493cm" svg:y="0.318cm" chart:style-name="ch2">
          <text:p>Standard Deviation vs Number of Beacons</text:p>
        </chart:title>
        <chart:legend chart:legend-position="end" svg:x="20.509cm" svg:y="6.417cm" chart:style-name="ch3"/>
        <chart:plot-area chart:style-name="ch4" chart:data-source-has-labels="both" svg:x="0.815cm" svg:y="1.138cm" svg:width="19.187cm" svg:height="13.988cm">
          <chart:axis chart:dimension="x" chart:name="primary-x" chart:style-name="ch5">
            <chart:title svg:x="9.186cm" svg:y="14.871cm" chart:style-name="ch6">
              <text:p>Percentage Beacons</text:p>
            </chart:title>
            <chart:categories table:cell-range-address="local-table.$B$1:.$F$1"/>
          </chart:axis>
          <chart:axis chart:dimension="y" chart:name="primary-y" chart:style-name="ch7">
            <chart:title svg:x="0.509cm" svg:y="9.804cm" chart:style-name="ch8">
              <text:p>Standard Deviation of Error</text:p>
            </chart:title>
            <chart:grid chart:style-name="ch9" chart:class="major"/>
          </chart:axis>
          <chart:series chart:style-name="ch10" chart:values-cell-range-address="local-table.$B$2:.$F$2" chart:label-cell-address="local-table.$A$2" chart:class="chart:line">
            <chart:data-point chart:repeated="5"/>
          </chart:series>
          <chart:series chart:style-name="ch11" chart:values-cell-range-address="local-table.$B$3:.$F$3" chart:label-cell-address="local-table.$A$3" chart:class="chart:line">
            <chart:data-point chart:repeated="5"/>
          </chart:series>
          <chart:series chart:style-name="ch12" chart:values-cell-range-address="local-table.$B$4:.$F$4" chart:label-cell-address="local-table.$A$4" chart:class="chart:line">
            <chart:data-point chart:repeated="5"/>
          </chart:series>
          <chart:series chart:style-name="ch13" chart:values-cell-range-address="local-table.$B$5:.$F$5" chart:label-cell-address="local-table.$A$5" chart:class="chart:line">
            <chart:data-point chart:repeated="5"/>
          </chart:series>
          <chart:series chart:style-name="ch14" chart:values-cell-range-address="local-table.$B$6:.$F$6" chart:label-cell-address="local-table.$A$6" chart:class="chart:line">
            <chart:data-point chart:repeated="5"/>
          </chart:series>
          <chart:series chart:style-name="ch15" chart:values-cell-range-address="local-table.$B$7:.$F$7" chart:label-cell-address="local-table.$A$7" chart:class="chart:line">
            <chart:data-point chart:repeated="5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5</text:p>
              </table:table-cell>
              <table:table-cell office:value-type="string">
                <text:p>10</text:p>
              </table:table-cell>
              <table:table-cell office:value-type="string">
                <text:p>20</text:p>
              </table:table-cell>
              <table:table-cell office:value-type="string">
                <text:p>30</text:p>
              </table:table-cell>
            </table:table-row>
          </table:table-header-rows>
          <table:table-rows>
            <table:table-row>
              <table:table-cell office:value-type="string">
                <text:p>APIT</text:p>
              </table:table-cell>
              <table:table-cell office:value-type="float" office:value="13.4">
                <text:p>13.4</text:p>
              </table:table-cell>
              <table:table-cell office:value-type="float" office:value="8.32">
                <text:p>8.32</text:p>
              </table:table-cell>
              <table:table-cell office:value-type="float" office:value="7.93">
                <text:p>7.93</text:p>
              </table:table-cell>
              <table:table-cell office:value-type="float" office:value="7.25">
                <text:p>7.25</text:p>
              </table:table-cell>
              <table:table-cell office:value-type="float" office:value="7.14">
                <text:p>7.14</text:p>
              </table:table-cell>
            </table:table-row>
            <table:table-row>
              <table:table-cell office:value-type="string">
                <text:p>Centroid</text:p>
              </table:table-cell>
              <table:table-cell office:value-type="float" office:value="31.56">
                <text:p>31.56</text:p>
              </table:table-cell>
              <table:table-cell office:value-type="float" office:value="24.81">
                <text:p>24.81</text:p>
              </table:table-cell>
              <table:table-cell office:value-type="float" office:value="21.49">
                <text:p>21.49</text:p>
              </table:table-cell>
              <table:table-cell office:value-type="float" office:value="17.24">
                <text:p>17.24</text:p>
              </table:table-cell>
              <table:table-cell office:value-type="float" office:value="15.59">
                <text:p>15.59</text:p>
              </table:table-cell>
            </table:table-row>
            <table:table-row>
              <table:table-cell office:value-type="string">
                <text:p>Moving Sensor</text:p>
              </table:table-cell>
              <table:table-cell office:value-type="float" office:value="51.56">
                <text:p>51.56</text:p>
              </table:table-cell>
              <table:table-cell office:value-type="float" office:value="17.35">
                <text:p>17.35</text:p>
              </table:table-cell>
              <table:table-cell office:value-type="float" office:value="9.42">
                <text:p>9.42</text:p>
              </table:table-cell>
              <table:table-cell office:value-type="float" office:value="8.31">
                <text:p>8.31</text:p>
              </table:table-cell>
              <table:table-cell office:value-type="float" office:value="6.12">
                <text:p>6.12</text:p>
              </table:table-cell>
            </table:table-row>
            <table:table-row>
              <table:table-cell office:value-type="string">
                <text:p>Gradient</text:p>
              </table:table-cell>
              <table:table-cell office:value-type="float" office:value="64.43">
                <text:p>64.43</text:p>
              </table:table-cell>
              <table:table-cell office:value-type="float" office:value="64.41">
                <text:p>64.41</text:p>
              </table:table-cell>
              <table:table-cell office:value-type="float" office:value="68.07">
                <text:p>68.07</text:p>
              </table:table-cell>
              <table:table-cell office:value-type="float" office:value="69.44">
                <text:p>69.44</text:p>
              </table:table-cell>
              <table:table-cell office:value-type="float" office:value="73.54">
                <text:p>73.54</text:p>
              </table:table-cell>
            </table:table-row>
            <table:table-row>
              <table:table-cell office:value-type="string">
                <text:p>Diffusion</text:p>
              </table:table-cell>
              <table:table-cell office:value-type="float" office:value="103.67">
                <text:p>103.67</text:p>
              </table:table-cell>
              <table:table-cell office:value-type="float" office:value="50.42">
                <text:p>50.42</text:p>
              </table:table-cell>
              <table:table-cell office:value-type="float" office:value="35.23">
                <text:p>35.23</text:p>
              </table:table-cell>
              <table:table-cell office:value-type="float" office:value="23.67">
                <text:p>23.67</text:p>
              </table:table-cell>
              <table:table-cell office:value-type="float" office:value="20.57">
                <text:p>20.57</text:p>
              </table:table-cell>
            </table:table-row>
            <table:table-row>
              <table:table-cell office:value-type="string">
                <text:p>Simulated Annealing</text:p>
              </table:table-cell>
              <table:table-cell office:value-type="float" office:value="72.42">
                <text:p>72.42</text:p>
              </table:table-cell>
              <table:table-cell office:value-type="float" office:value="35.2">
                <text:p>35.2</text:p>
              </table:table-cell>
              <table:table-cell office:value-type="float" office:value="28">
                <text:p>28</text:p>
              </table:table-cell>
              <table:table-cell office:value-type="float" office:value="24.73">
                <text:p>24.73</text:p>
              </table:table-cell>
              <table:table-cell office:value-type="float" office:value="21.54">
                <text:p>21.54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Linux OpenOffice.org_project/320m12$Build-948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styles/>
</office:document-styles>
</file>